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5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5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7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7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7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list-style-name="LFO8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8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9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9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10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10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10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10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1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1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11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12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2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2" style:family="paragraph"/>
    <style:style style:name="P120" style:parent-style-name="Normal" style:family="paragraph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3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13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13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list-style-name="LFO14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14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14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15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list-style-name="LFO15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6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6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17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17" style:family="paragraph"/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list-style-name="LFO18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18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list-style-name="LFO18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list-style-name="LFO19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list-style-name="LFO19" style:family="paragraph"/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list-style-name="LFO19" style:family="paragraph"/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list-style-name="LFO20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list-style-name="LFO20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20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list-style-name="LFO21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list-style-name="LFO21" style:family="paragraph"/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list-style-name="LFO21" style:family="paragraph"/>
    <style:style style:name="T189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Enhancements to be considered as a must have before deploying our FacePay Prototype to the live environment.</text:p>
      <text:p text:style-name="Normal"/>
      <text:p text:style-name="Normal">Here’s a detailed guide on what you would need to consider and implement to successfully deploy<text:s/><text:span text:style-name="T2">FacePay</text:span>.</text:p>
      <text:p text:style-name="P3">1. Upgrade the Database</text:p>
      <text:p text:style-name="Normal">SQLite is sufficient for development and small-scale use, but for a production environment, it is better to use a more robust database solution like<text:s/><text:span text:style-name="T4">PostgreSQL</text:span><text:s/>or<text:s/><text:span text:style-name="T5">MySQL</text:span>. These databases provide better performance, support for concurrent access, and enhanced security features.</text:p>
      <text:list text:style-name="LFO1" text:continue-numbering="true">
        <text:list-item>
          <text:p text:style-name="P6"><text:span text:style-name="T7">Migration Strategy</text:span>: Use an ORM like<text:s/><text:span text:style-name="T8">SQLAlchemy</text:span><text:s/>or<text:s/><text:span text:style-name="T9">Flask-Migrate</text:span><text:s/>to handle migrations and updates to your database schema as the project evolves.</text:p>
        </text:list-item>
        <text:list-item>
          <text:p text:style-name="P10"><text:span text:style-name="T11">Data Encryption</text:span>: Encrypt sensitive data, especially face embeddings and payment details, at the database level.</text:p>
        </text:list-item>
      </text:list>
      <text:p text:style-name="P12">2. Enhance Security Measures</text:p>
      <text:list text:style-name="LFO2" text:continue-numbering="true">
        <text:list-item>
          <text:p text:style-name="P13"><text:span text:style-name="T14">Password and Data Encryption</text:span>:</text:p>
          <text:list text:continue-numbering="true">
            <text:list-item>
              <text:p text:style-name="P15">Ensure all passwords are securely hashed using bcrypt (as you have done), and consider implementing a two-factor authentication (2FA) system for added security.</text:p>
            </text:list-item>
            <text:list-item>
              <text:p text:style-name="P16">Secure sensitive data in transit with HTTPS and consider using<text:s/><text:span text:style-name="T17">TLS</text:span><text:s/>to prevent unauthorized interception.</text:p>
            </text:list-item>
          </text:list>
        </text:list-item>
        <text:list-item>
          <text:p text:style-name="P18"><text:span text:style-name="T19">Face Embedding Security</text:span>:</text:p>
          <text:list text:continue-numbering="true">
            <text:list-item>
              <text:p text:style-name="P20">Encrypt face embeddings and sensitive user data stored in the database to prevent unauthorized access.</text:p>
            </text:list-item>
          </text:list>
        </text:list-item>
        <text:list-item>
          <text:p text:style-name="P21"><text:span text:style-name="T22">API Security</text:span>:</text:p>
          <text:list text:continue-numbering="true">
            <text:list-item>
              <text:p text:style-name="P23">Secure your endpoints by implementing<text:s/><text:span text:style-name="T24">JSON Web Tokens (JWT)</text:span><text:s/>or session management to prevent unauthorized access.</text:p>
            </text:list-item>
            <text:list-item>
              <text:p text:style-name="P25">Use<text:s/><text:span text:style-name="T26">rate limiting</text:span><text:s/>to protect against brute-force attacks.</text:p>
            </text:list-item>
          </text:list>
        </text:list-item>
        <text:list-item>
          <text:p text:style-name="P27"><text:span text:style-name="T28">Input Validation</text:span>: Validate and sanitize user inputs to prevent<text:s/><text:span text:style-name="T29">SQL Injection</text:span><text:s/>and<text:s/><text:span text:style-name="T30">Cross-Site Scripting (XSS)</text:span>.</text:p>
        </text:list-item>
      </text:list>
      <text:p text:style-name="P31">3. Optimize Face Detection and Embedding</text:p>
      <text:list text:style-name="LFO3" text:continue-numbering="true">
        <text:list-item>
          <text:p text:style-name="P32"><text:span text:style-name="T33">Model Optimization</text:span>: Use optimized, pre-trained models specifically tuned for real-time processing on server environments, or leverage<text:s/><text:span text:style-name="T34">GPU acceleration</text:span><text:s/>if your deployment server supports it.</text:p>
        </text:list-item>
        <text:list-item>
          <text:p text:style-name="P35"><text:span text:style-name="T36">Asynchronous Processing</text:span>: Implement asynchronous processing or a queuing system like<text:s/><text:span text:style-name="T37">Celery</text:span><text:s/>to handle face detection and embedding tasks, especially if multiple users are using the application simultaneously.</text:p>
        </text:list-item>
      </text:list>
      <text:p text:style-name="P38">4. Scale Infrastructure for Reliability</text:p>
      <text:soft-page-break/>
      <text:list text:style-name="LFO4" text:continue-numbering="true">
        <text:list-item>
          <text:p text:style-name="P39"><text:span text:style-name="T40">Server Selection</text:span>: Deploy on a robust cloud provider such as<text:s/><text:span text:style-name="T41">AWS</text:span>,<text:s/><text:span text:style-name="T42">Google Cloud</text:span>, or<text:s/><text:span text:style-name="T43">Microsoft Azure</text:span><text:s/>for scalability and reliable uptime. These platforms offer compute resources tailored for machine learning, like<text:s/><text:span text:style-name="T44">EC2</text:span><text:s/>with GPUs (on AWS) or<text:s/><text:span text:style-name="T45">Compute Engine</text:span><text:s/>(on GCP).</text:p>
        </text:list-item>
        <text:list-item>
          <text:p text:style-name="P46"><text:span text:style-name="T47">Load Balancing</text:span>: Set up load balancers to handle multiple requests, improve performance, and avoid downtime.</text:p>
        </text:list-item>
        <text:list-item>
          <text:p text:style-name="P48"><text:span text:style-name="T49">Autoscaling</text:span>: Configure autoscaling to handle increased traffic, which ensures smooth operations under load.</text:p>
        </text:list-item>
      </text:list>
      <text:p text:style-name="P50">5. Switch to Production-Grade Web Server</text:p>
      <text:list text:style-name="LFO5" text:continue-numbering="true">
        <text:list-item>
          <text:p text:style-name="P51"><text:span text:style-name="T52">Gunicorn</text:span><text:s/>or<text:s/><text:span text:style-name="T53">uWSGI</text:span><text:s/>combined with<text:s/><text:span text:style-name="T54">Nginx</text:span>: For production, use Gunicorn or uWSGI as the WSGI server behind Nginx for handling requests. Nginx serves static files and provides reverse proxy capabilities, making it a common choice for production environments.</text:p>
        </text:list-item>
        <text:list-item>
          <text:p text:style-name="P55"><text:span text:style-name="T56">HTTPS Certificates</text:span>: Use<text:s/><text:span text:style-name="T57">SSL/TLS certificates</text:span><text:s/>(e.g., from Let’s Encrypt) to secure your site.</text:p>
        </text:list-item>
      </text:list>
      <text:p text:style-name="P58">6. Use a Content Delivery Network (CDN)</text:p>
      <text:list text:style-name="LFO6" text:continue-numbering="true">
        <text:list-item>
          <text:p text:style-name="P59">Host and deliver static assets (JavaScript, CSS, images) via a<text:s/><text:span text:style-name="T60">CDN</text:span><text:s/>like<text:s/><text:span text:style-name="T61">Cloudflare</text:span><text:s/>or<text:s/><text:span text:style-name="T62">AWS CloudFront</text:span><text:s/>to reduce server load, improve page load speed, and provide a better user experience globally.</text:p>
        </text:list-item>
      </text:list>
      <text:p text:style-name="P63">7. Test for Performance and Reliability</text:p>
      <text:list text:style-name="LFO7" text:continue-numbering="true">
        <text:list-item>
          <text:p text:style-name="P64"><text:span text:style-name="T65">Stress Testing</text:span>: Use tools like<text:s/><text:span text:style-name="T66">Apache JMeter</text:span><text:s/>or<text:s/><text:span text:style-name="T67">Locust</text:span><text:s/>to simulate high loads, testing how the system performs under traffic spikes.</text:p>
        </text:list-item>
        <text:list-item>
          <text:p text:style-name="P68"><text:span text:style-name="T69">Continuous Integration/Continuous Deployment (CI/CD)</text:span>: Set up CI/CD pipelines (with GitHub Actions, Jenkins, or similar) to automate testing and deployment, ensuring code integrity and facilitating faster updates.</text:p>
        </text:list-item>
        <text:list-item>
          <text:p text:style-name="P70"><text:span text:style-name="T71">Monitoring and Logging</text:span>:</text:p>
          <text:list text:continue-numbering="true">
            <text:list-item>
              <text:p text:style-name="P72">Use monitoring tools like<text:s/><text:span text:style-name="T73">Prometheus</text:span><text:s/>and<text:s/><text:span text:style-name="T74">Grafana</text:span><text:s/>to track application performance, uptime, and response times.</text:p>
            </text:list-item>
            <text:list-item>
              <text:p text:style-name="P75">Implement structured logging (e.g., with<text:s/><text:span text:style-name="T76">ELK stack</text:span><text:s/>or<text:s/><text:span text:style-name="T77">LogDNA</text:span>) to capture logs in real-time for easier troubleshooting.</text:p>
            </text:list-item>
          </text:list>
        </text:list-item>
      </text:list>
      <text:p text:style-name="P78">8. Compliance with Data Privacy Regulations</text:p>
      <text:list text:style-name="LFO8" text:continue-numbering="true">
        <text:list-item>
          <text:p text:style-name="P79">If you plan to deploy FacePay in a real-world environment, especially for processing biometric data, you must comply with data protection regulations like<text:s/><text:span text:style-name="T80">GDPR</text:span><text:s/>(for Europe) or<text:s/><text:span text:style-name="T81">CCPA</text:span><text:s/>(for California).</text:p>
        </text:list-item>
        <text:list-item>
          <text:p text:style-name="P82">Include a<text:s/><text:span text:style-name="T83">privacy policy</text:span><text:s/>and obtain explicit consent from users for collecting and processing biometric data, outlining how their data will be used and stored.</text:p>
        </text:list-item>
      </text:list>
      <text:p text:style-name="P84">9. Plan for Face Model Retraining and Updates</text:p>
      <text:list text:style-name="LFO9" text:continue-numbering="true">
        <text:list-item>
          <text:p text:style-name="P85"><text:span text:style-name="T86">Regular Updates</text:span>: Since facial recognition accuracy can improve over time with more data, consider a system to periodically retrain your face model.</text:p>
        </text:list-item>
        <text:list-item>
          <text:p text:style-name="P87"><text:span text:style-name="T88">Fallbacks for Failed Verifications</text:span>: Implement alternative verification methods (like 2FA) if face verification fails, providing a seamless user experience.</text:p>
        </text:list-item>
      </text:list>
      <text:soft-page-break/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89">Deploying on a Cloud Service</text:p>
      <text:list text:style-name="LFO10" text:continue-numbering="true">
        <text:list-item>
          <text:p text:style-name="P90"><text:span text:style-name="T91">Containerize the Application</text:span>:</text:p>
          <text:list text:continue-numbering="true">
            <text:list-item>
              <text:p text:style-name="P92">Use<text:s/><text:span text:style-name="T93">Docker</text:span><text:s/>to containerize your application for consistent deployment across environments. Define your application, database, and any additional services in a docker-compose.yml file for streamlined deployment.</text:p>
            </text:list-item>
          </text:list>
        </text:list-item>
        <text:list-item>
          <text:p text:style-name="P94"><text:span text:style-name="T95">Deploy on Kubernetes (Optional for High Availability)</text:span>:</text:p>
          <text:list text:continue-numbering="true">
            <text:list-item>
              <text:p text:style-name="P96">For robust scaling, consider deploying on<text:s/><text:span text:style-name="T97">Kubernetes</text:span><text:s/>(managed services like<text:s/><text:span text:style-name="T98">GKE</text:span><text:s/>or<text:s/><text:span text:style-name="T99">EKS</text:span><text:s/>are ideal). Kubernetes offers automated scaling, load balancing, and self-healing capabilities.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00">Enhancements to make the prototype ready to handle live/actual payment transactions:</text:p>
      <text:p text:style-name="Normal">To make the<text:s/><text:span text:style-name="T101">FacePay app<text:s/></text:span>capable of handling real payments, in addition to the points you've outlined for security, scaling, and infrastructure, you’ll need to focus on integrating a secure, compliant payment processing solution. Here’s a breakdown of what’s required for implementing actual payments in a production-ready environment:</text:p>
      <text:p text:style-name="Normal"><draw:custom-shape svg:x="0in" svg:y="0in" svg:width="45.51042in" svg:height="0.00139in" draw:z-index="0" draw:id="id1" draw:style-name="a1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102">1. Integrate a Payment Processor</text:p>
      <text:p text:style-name="Normal">To handle real transactions, integrate a trusted and secure payment processor such as<text:s/><text:span text:style-name="T103">Stripe, PayPal, Square,</text:span><text:s/>or<text:s/><text:span text:style-name="T104">Braintree</text:span>. These platforms are PCI-DSS compliant and handle sensitive payment data securely.</text:p>
      <text:p text:style-name="Normal"><text:span text:style-name="T105">Steps</text:span>:</text:p>
      <text:list text:style-name="LFO11" text:continue-numbering="true">
        <text:list-item>
          <text:p text:style-name="P106"><text:span text:style-name="T107">Set up a Merchant Account</text:span>: Register for a merchant account with the payment provider of your choice.</text:p>
        </text:list-item>
        <text:list-item>
          <text:p text:style-name="P108"><text:span text:style-name="T109">API Integration</text:span>: Use the payment provider’s API to initiate and confirm payments. For example, Stripe offers a<text:s/><text:span text:style-name="T110">Payment Intent API</text:span><text:s/>to handle payments securely from card entry through to authorization.</text:p>
        </text:list-item>
        <text:list-item>
          <text:p text:style-name="P111"><text:span text:style-name="T112">Tokenization</text:span>: Use the payment processor's tokenization service. This way, sensitive card details are not stored or transmitted directly on your servers but are instead exchanged for a secure token that can be used for future transactions.</text:p>
        </text:list-item>
      </text:list>
      <text:p text:style-name="Normal"><text:span text:style-name="T113">Example</text:span><text:s/>(Using Stripe):</text:p>
      <text:list text:style-name="LFO12" text:continue-numbering="true">
        <text:list-item>
          <text:p text:style-name="P114">Set up the<text:s/><text:span text:style-name="T115">Stripe API</text:span><text:s/>in your backend to create a<text:s/><text:span text:style-name="T116">payment intent</text:span><text:s/>that holds the transaction information.</text:p>
        </text:list-item>
        <text:list-item>
          <text:p text:style-name="P117">Use<text:s/><text:span text:style-name="T118">Stripe.js</text:span><text:s/>on the client side to collect payment information and retrieve a token (or paymentMethodId) to be sent to your backend.</text:p>
        </text:list-item>
        <text:list-item>
          <text:p text:style-name="P119">Confirm the payment by sending the token to your backend, which completes the transaction with Stripe.</text:p>
        </text:list-item>
      </text:list>
      <text:p text:style-name="Normal"><draw:custom-shape svg:x="0in" svg:y="0in" svg:width="45.51042in" svg:height="0.00139in" draw:z-index="0" draw:id="id2" draw:style-name="a2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20">2. PCI-DSS Compliance</text:p>
      <text:p text:style-name="Normal">When handling real payments,<text:s/><text:span text:style-name="T121">PCI-DSS compliance</text:span><text:s/>(Payment Card Industry Data Security Standard) is mandatory. Here’s what you need to implement:</text:p>
      <text:list text:style-name="LFO13" text:continue-numbering="true">
        <text:list-item>
          <text:p text:style-name="P122"><text:span text:style-name="T123">Do Not Store Card Data</text:span>: Avoid storing raw card data on your servers. Use tokenization provided by payment processors to manage sensitive data.</text:p>
        </text:list-item>
        <text:list-item>
          <text:p text:style-name="P124"><text:span text:style-name="T125">Data Encryption</text:span>: Ensure all data in transit is encrypted using HTTPS/TLS. Sensitive payment data should be encrypted both at rest and in transit.</text:p>
        </text:list-item>
        <text:list-item>
          <text:p text:style-name="P126"><text:span text:style-name="T127">Firewalls and Access Control</text:span>: Limit access to your application and database, using firewalls to restrict IP ranges and enforcing role-based access control (RBAC).</text:p>
        </text:list-item>
      </text:list>
      <text:p text:style-name="Normal"><draw:custom-shape svg:x="0in" svg:y="0in" svg:width="45.51042in" svg:height="0.00139in" draw:z-index="0" draw:id="id3" draw:style-name="a3" draw:name="Horizontal Line 63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28">3. Handle Webhooks for Payment Status</text:p>
      <text:p text:style-name="Normal">Payment processors typically send<text:s/><text:span text:style-name="T129">webhooks</text:span><text:s/>to notify your application about the status of a transaction (e.g., successful, pending, failed).</text:p>
      <text:p text:style-name="Normal"><text:span text:style-name="T130">Steps</text:span>:</text:p>
      <text:list text:style-name="LFO14" text:continue-numbering="true">
        <text:list-item>
          <text:p text:style-name="P131"><text:span text:style-name="T132">Implement Webhook Endpoint</text:span>: Set up an endpoint in your app to listen for webhook events from the payment provider.</text:p>
        </text:list-item>
        <text:list-item>
          <text:p text:style-name="P133"><text:span text:style-name="T134">Verify Webhook Payloads</text:span>: Ensure that webhook requests originate from the payment provider by validating the signature or by IP whitelisting.</text:p>
        </text:list-item>
        <text:list-item>
          <text:p text:style-name="P135"><text:span text:style-name="T136">Update Order Status</text:span>: Once the webhook confirms payment success, update the order status in your database and notify the user.</text:p>
        </text:list-item>
      </text:list>
      <text:p text:style-name="Normal"><draw:custom-shape svg:x="0in" svg:y="0in" svg:width="45.51042in" svg:height="0.00139in" draw:z-index="0" draw:id="id4" draw:style-name="a4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P137">4. Implement Payment Authorization and Capture</text:p>
      <text:p text:style-name="Normal">For better fraud prevention and flexibility, many payment processors allow<text:s/><text:span text:style-name="T138">authorization and capture</text:span><text:s/>flows.</text:p>
      <text:list text:style-name="LFO15" text:continue-numbering="true">
        <text:list-item>
          <text:p text:style-name="P139"><text:span text:style-name="T140">Authorization</text:span>: Place a hold on the funds when the user initiates a payment. This reserves the funds but doesn’t transfer them yet.</text:p>
        </text:list-item>
        <text:list-item>
          <text:p text:style-name="P141"><text:span text:style-name="T142">Capture</text:span>: After the user completes the biometric verification or another identity check, finalize the transaction by capturing the funds.</text:p>
        </text:list-item>
      </text:list>
      <text:p text:style-name="Normal">This process can reduce fraud, as funds are only captured after the user’s identity is verified.</text:p>
      <text:p text:style-name="Normal"><draw:custom-shape svg:x="0in" svg:y="0in" svg:width="45.51042in" svg:height="0.00139in" draw:z-index="0" draw:id="id5" draw:style-name="a5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P143">5. Set Up 3D Secure (3DS) Authentication</text:p>
      <text:p text:style-name="Normal">For added security, especially in regions where it is mandated (such as in Europe due to<text:s/><text:span text:style-name="T144">PSD2 regulations</text:span>), enable<text:s/><text:span text:style-name="T145">3D Secure (3DS)</text:span><text:s/>on your payment platform.</text:p>
      <text:list text:style-name="LFO16" text:continue-numbering="true">
        <text:list-item>
          <text:p text:style-name="P146"><text:span text:style-name="T147">3D Secure Authentication</text:span>: Many payment providers, including Stripe, support 3D Secure, which prompts users for additional verification (e.g., SMS code or app-based confirmation) for high-risk transactions.</text:p>
        </text:list-item>
        <text:list-item>
          <text:p text:style-name="P148"><text:span text:style-name="T149">Flow</text:span>: During the payment, the user is redirected to their bank’s 3D Secure page for verification before the transaction is completed.</text:p>
        </text:list-item>
      </text:list>
      <text:p text:style-name="Normal"><draw:custom-shape svg:x="0in" svg:y="0in" svg:width="45.51042in" svg:height="0.00139in" draw:z-index="0" draw:id="id6" draw:style-name="a6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P150">6. Add Multi-Factor Authentication (MFA) for High-Value Transactions</text:p>
      <text:p text:style-name="Normal">To mitigate the risk of unauthorized transactions, consider requiring<text:s/><text:span text:style-name="T151">multi-factor authentication (MFA)</text:span><text:s/>for high-value transactions or for users who trigger certain risk factors.</text:p>
      <text:p text:style-name="Normal"><text:span text:style-name="T152">Steps</text:span>:</text:p>
      <text:list text:style-name="LFO17" text:continue-numbering="true">
        <text:list-item>
          <text:p text:style-name="P153">Implement a simple<text:s/><text:span text:style-name="T154">two-factor authentication (2FA)</text:span><text:s/>or<text:s/><text:span text:style-name="T155">SMS verification</text:span>.</text:p>
        </text:list-item>
        <text:list-item>
          <text:p text:style-name="P156">Alternatively, integrate a third-party identity verification service, especially if handling high-value payments, to confirm user identity before processing.</text:p>
        </text:list-item>
      </text:list>
      <text:soft-page-break/>
      <text:p text:style-name="Normal"><draw:custom-shape svg:x="0in" svg:y="0in" svg:width="45.51042in" svg:height="0.00139in" draw:z-index="0" draw:id="id7" draw:style-name="a7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157">7. Monitor and Manage Fraud Detection</text:p>
      <text:p text:style-name="Normal">Real payments require a robust fraud prevention mechanism. Most payment providers offer built-in fraud detection tools.</text:p>
      <text:list text:style-name="LFO18" text:continue-numbering="true">
        <text:list-item>
          <text:p text:style-name="P158"><text:span text:style-name="T159">Fraud Prevention Tools</text:span>: Enable the payment processor’s fraud prevention features, such as Stripe’s<text:s/><text:span text:style-name="T160">Radar</text:span><text:s/>or similar tools offered by other providers.</text:p>
        </text:list-item>
        <text:list-item>
          <text:p text:style-name="P161"><text:span text:style-name="T162">Transaction Monitoring</text:span>: Set up alerts or logging to monitor for suspicious transactions.</text:p>
        </text:list-item>
        <text:list-item>
          <text:p text:style-name="P163"><text:span text:style-name="T164">IP Geolocation and Device Fingerprinting</text:span>: Track the IP address and device information for each transaction and flag high-risk indicators (e.g., VPN usage, mismatched geolocation).</text:p>
        </text:list-item>
      </text:list>
      <text:p text:style-name="Normal"><draw:custom-shape svg:x="0in" svg:y="0in" svg:width="45.51042in" svg:height="0.00139in" draw:z-index="0" draw:id="id8" draw:style-name="a8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165">8. Ensure Compliance with Global and Local Regulations</text:p>
      <text:p text:style-name="Normal">Depending on the geographic region where FacePay will operate, compliance with<text:s/><text:span text:style-name="T166">GDPR</text:span>,<text:s/><text:span text:style-name="T167">CCPA</text:span>, or<text:s/><text:span text:style-name="T168">PSD2</text:span><text:s/>may be required.</text:p>
      <text:list text:style-name="LFO19" text:continue-numbering="true">
        <text:list-item>
          <text:p text:style-name="P169"><text:span text:style-name="T170">GDPR Compliance</text:span>: Since FacePay involves biometric data, obtain explicit consent from users and ensure data is processed only for its intended purpose.</text:p>
        </text:list-item>
        <text:list-item>
          <text:p text:style-name="P171"><text:span text:style-name="T172">PSD2 (for Europe)</text:span>: For European transactions, ensure compliance with the<text:s/><text:span text:style-name="T173">Payment Services Directive 2 (PSD2)</text:span>, which mandates secure customer authentication (SCA) for most online transactions.</text:p>
        </text:list-item>
        <text:list-item>
          <text:p text:style-name="P174"><text:span text:style-name="T175">Privacy Policy</text:span>: Publish a clear privacy policy that informs users about data collection, usage, and their rights.</text:p>
        </text:list-item>
      </text:list>
      <text:p text:style-name="Normal"><draw:custom-shape svg:x="0in" svg:y="0in" svg:width="45.51042in" svg:height="0.00139in" draw:z-index="0" draw:id="id9" draw:style-name="a9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76">9. Enhance User Experience for Payment Flow</text:p>
      <text:p text:style-name="Normal">Optimize the payment flow for a smooth user experience.</text:p>
      <text:list text:style-name="LFO20" text:continue-numbering="true">
        <text:list-item>
          <text:p text:style-name="P177"><text:span text:style-name="T178">Progressive Disclosure</text:span>: Only display payment-related fields when necessary (e.g., after identity verification).</text:p>
        </text:list-item>
        <text:list-item>
          <text:p text:style-name="P179"><text:span text:style-name="T180">Clear Messaging</text:span>: Show a clear message to the user indicating whether the payment is successful or failed.</text:p>
        </text:list-item>
        <text:list-item>
          <text:p text:style-name="P181"><text:span text:style-name="T182">Fallback Options</text:span>: If facial recognition fails, provide alternative payment or identity verification methods to complete the transaction.</text:p>
        </text:list-item>
      </text:list>
      <text:p text:style-name="Normal"><draw:custom-shape svg:x="0in" svg:y="0in" svg:width="45.51042in" svg:height="0.00139in" draw:z-index="0" draw:id="id10" draw:style-name="a10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183">10. Testing and QA for Real Payments</text:p>
      <text:p text:style-name="Normal">Once the integration is complete, test the end-to-end payment flow thoroughly.</text:p>
      <text:list text:style-name="LFO21" text:continue-numbering="true">
        <text:list-item>
          <text:p text:style-name="P184"><text:span text:style-name="T185">Sandbox Testing</text:span>: Use the sandbox or test mode provided by your payment processor to test transactions without processing real payments.</text:p>
        </text:list-item>
        <text:list-item>
          <text:p text:style-name="P186"><text:span text:style-name="T187">Live Transaction Testing</text:span>: After passing sandbox tests, perform a few low-value live transactions to verify the integration and webhook handling.</text:p>
        </text:list-item>
        <text:list-item>
          <text:p text:style-name="P188"><text:span text:style-name="T189">Edge Case Testing</text:span>: Test for edge cases, such as network interruptions, partial payments, or 3D Secure failures, to ensure the app can handle various scenarios gracefully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ulomi Saha</meta:initial-creator>
    <dc:creator>Poulomi Saha</dc:creator>
    <meta:creation-date>2024-10-29T13:16:00Z</meta:creation-date>
    <dc:date>2024-10-29T13:30:00Z</dc:date>
    <meta:template xlink:href="Normal.dotm" xlink:type="simple"/>
    <meta:editing-cycles>3</meta:editing-cycles>
    <meta:editing-duration>PT780S</meta:editing-duration>
    <meta:document-statistic meta:page-count="7" meta:paragraph-count="23" meta:word-count="1728" meta:character-count="11556" meta:row-count="82" meta:non-whitespace-character-count="9851"/>
  </office:meta>
</office:document-meta>
</file>